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5.5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7.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75cm" svg:height="15.75cm" svg:x="13.893cm" svg:y="0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1" draw:layer="layout" svg:width="28cm" svg:height="0.242cm" svg:x="0cm" svg:y="7.86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" draw:text-style-name="P2" draw:layer="layout" svg:width="1cm" svg:height="1cm" svg:x="1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5:27:36.167546657</meta:creation-date>
    <dc:date>2023-04-28T15:37:13.376649381</dc:date>
    <meta:editing-duration>PT9M38S</meta:editing-duration>
    <meta:editing-cycles>1</meta:editing-cycles>
    <meta:document-statistic meta:object-count="26"/>
    <meta:generator>LibreOffice/7.3.7.2$Linux_X86_64 LibreOffice_project/30$Build-2</meta:generator>
  </office:meta>
</office:document-meta>
</file>